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W-MOE-Std-Kai" svg:font-family="TW-MOE-Std-Kai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officeooo:rsid="000c2c9a" officeooo:paragraph-rsid="000c2c9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officeooo:rsid="000c2c9a" officeooo:paragraph-rsid="000c2c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officeooo:rsid="000cd78b" officeooo:paragraph-rsid="000cd7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.101cm" fo:margin-bottom="0.101cm" style:contextual-spacing="false" fo:line-height="115%" fo:text-align="center" style:justify-single-word="false"/>
      <style:text-properties officeooo:rsid="000e603d" officeooo:paragraph-rsid="000e60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A1" table:number-columns-spanned="4" office:value-type="string">
            <text:p text:style-name="P4">Driver #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Machine #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</table:table-row>
        <table:table-row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>Max voltage 2.1V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>Max voltage 2.6V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TW-MOE-Std-Kai" svg:font-family="TW-MOE-Std-Kai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GB" style:letter-kerning="true" style:font-name-asian="TW-MOE-Std-Kai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n" fo:country="GB" style:letter-kerning="true" style:font-name-asian="TW-MOE-Std-Kai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erif" fo:font-family="FreeSerif" style:font-family-generic="roman" fo:font-size="14pt" style:font-name-asian="TW-MOE-Std-Kai" style:font-family-asian="TW-MOE-Std-Kai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FreeSerif" fo:font-family="FreeSerif" style:font-family-generic="roman" style:font-name-asian="TW-MOE-Std-Kai" style:font-family-asian="TW-MOE-Std-Kai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FreeSerif" fo:font-family="FreeSerif" style:font-family-generic="roman" fo:font-size="12pt" fo:font-style="italic" style:font-name-asian="TW-MOE-Std-Kai" style:font-family-asian="TW-MOE-Std-Kai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family-generic="roman" style:font-name-asian="TW-MOE-Std-Kai" style:font-family-asian="TW-MOE-Std-Kai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23:17:37.047970134</meta:creation-date>
    <dc:date>2024-04-25T23:34:31.699427510</dc:date>
    <meta:editing-duration>PT16M53S</meta:editing-duration>
    <meta:editing-cycles>4</meta:editing-cycles>
    <meta:generator>LibreOffice/7.3.7.2$Linux_X86_64 LibreOffice_project/30$Build-2</meta:generator>
    <meta:document-statistic meta:table-count="1" meta:image-count="0" meta:object-count="0" meta:page-count="1" meta:paragraph-count="13" meta:word-count="19" meta:character-count="58" meta:non-whitespace-character-count="52"/>
  </office:meta>
</office:document-meta>
</file>